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Unicode" svg:font-family="'Lucida Sans Unicode'"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language="es" fo:country="ES" officeooo:paragraph-rsid="002b0bc4"/>
    </style:style>
    <style:style style:name="P4" style:family="paragraph" style:parent-style-name="Text_20_body">
      <style:paragraph-properties fo:text-align="start" style:justify-single-word="false"/>
      <style:text-properties fo:font-size="14pt" fo:language="en" fo:country="GB" fo:font-weight="normal" officeooo:rsid="00259c03" style:font-size-asian="12.25pt" style:font-weight-asian="normal" style:font-size-complex="14pt" style:font-weight-complex="normal"/>
    </style:style>
    <style:style style:name="P5" style:family="paragraph" style:parent-style-name="Title">
      <style:text-properties fo:language="en" fo:country="GB" officeooo:rsid="000eebe6" officeooo:paragraph-rsid="000eebe6" style:font-weight-complex="600"/>
    </style:style>
    <style:style style:name="P6" style:family="paragraph" style:parent-style-name="Title">
      <style:text-properties fo:font-size="24pt" fo:language="en" fo:country="GB" officeooo:rsid="000eebe6" officeooo:paragraph-rsid="00259c03" style:font-size-asian="24pt" style:font-size-complex="24pt" style:font-weight-complex="600"/>
    </style:style>
    <style:style style:name="P7" style:family="paragraph" style:parent-style-name="Title">
      <style:text-properties fo:font-size="20pt" fo:language="es" fo:country="ES" fo:font-weight="normal" officeooo:rsid="01097cd7" officeooo:paragraph-rsid="01097cd7" style:font-size-asian="20pt" style:font-weight-asian="normal" style:font-size-complex="20pt" style:font-weight-complex="normal"/>
    </style:style>
    <style:style style:name="P8" style:family="paragraph" style:parent-style-name="Title">
      <style:text-properties fo:font-size="20pt" fo:language="es" fo:country="ES" fo:font-weight="normal" officeooo:rsid="00259c03" officeooo:paragraph-rsid="00259c03" style:font-size-asian="20pt" style:font-weight-asian="normal" style:font-size-complex="20pt" style:font-weight-complex="normal"/>
    </style:style>
    <style:style style:name="P9" style:family="paragraph" style:parent-style-name="Text_20_body">
      <style:paragraph-properties fo:margin-top="0cm" fo:margin-bottom="0.101cm" loext:contextual-spacing="false" fo:text-align="center" style:justify-single-word="false"/>
      <style:text-properties fo:language="es" fo:country="ES" officeooo:rsid="002b0bc4" officeooo:paragraph-rsid="002b0bc4"/>
    </style:style>
    <style:style style:name="P10" style:family="paragraph" style:parent-style-name="Text_20_body">
      <style:paragraph-properties fo:margin-top="0cm" fo:margin-bottom="0.101cm" loext:contextual-spacing="false" fo:text-align="center" style:justify-single-word="false"/>
      <style:text-properties fo:language="es" fo:country="ES" officeooo:paragraph-rsid="002b0bc4"/>
    </style:style>
    <style:style style:name="P11" style:family="paragraph" style:parent-style-name="Text_20_body" style:list-style-name="L26">
      <style:text-properties fo:font-weight="bold" officeooo:rsid="0165ca91" officeooo:paragraph-rsid="0165ca91" style:font-weight-asian="bold" style:font-weight-complex="bold"/>
    </style:style>
    <style:style style:name="P12" style:family="paragraph" style:parent-style-name="Text_20_body" style:list-style-name="L26">
      <style:text-properties fo:font-weight="bold" officeooo:rsid="0167b9cd" officeooo:paragraph-rsid="0167b9cd" style:font-weight-asian="bold" style:font-weight-complex="bold"/>
    </style:style>
    <style:style style:name="P13" style:family="paragraph" style:parent-style-name="Text_20_body">
      <style:text-properties fo:font-weight="bold" officeooo:rsid="0167b9cd" officeooo:paragraph-rsid="0167b9cd" style:font-weight-asian="bold" style:font-weight-complex="bold"/>
    </style:style>
    <style:style style:name="P14" style:family="paragraph" style:parent-style-name="Text_20_body" style:list-style-name="L27">
      <style:text-properties fo:font-weight="bold" officeooo:rsid="0168878e" officeooo:paragraph-rsid="0168878e" style:font-weight-asian="bold" style:font-weight-complex="bold"/>
    </style:style>
    <style:style style:name="P15" style:family="paragraph" style:parent-style-name="Text_20_body">
      <style:text-properties fo:font-weight="bold" officeooo:rsid="0168878e" officeooo:paragraph-rsid="0168878e" style:font-weight-asian="bold" style:font-weight-complex="bold"/>
    </style:style>
    <style:style style:name="P16" style:family="paragraph" style:parent-style-name="Text_20_body">
      <style:text-properties fo:font-weight="bold" officeooo:rsid="016b8575" officeooo:paragraph-rsid="016b8575" style:font-weight-asian="bold" style:font-weight-complex="bold"/>
    </style:style>
    <style:style style:name="P17" style:family="paragraph" style:parent-style-name="Text_20_body" style:list-style-name="L28">
      <style:text-properties fo:font-weight="bold" officeooo:rsid="016b8575" officeooo:paragraph-rsid="016b8575" style:font-weight-asian="bold" style:font-weight-complex="bold"/>
    </style:style>
    <style:style style:name="P18" style:family="paragraph" style:parent-style-name="Text_20_body" style:list-style-name="L28">
      <style:text-properties fo:font-weight="bold" officeooo:rsid="016c78e2" officeooo:paragraph-rsid="016c78e2" style:font-weight-asian="bold" style:font-weight-complex="bold"/>
    </style:style>
    <style:style style:name="P19" style:family="paragraph" style:parent-style-name="Text_20_body">
      <style:text-properties fo:font-weight="bold" officeooo:rsid="016fd2a6" officeooo:paragraph-rsid="016fd2a6" style:font-weight-asian="bold" style:font-weight-complex="bold"/>
    </style:style>
    <style:style style:name="P20" style:family="paragraph" style:parent-style-name="Text_20_body" style:list-style-name="L28">
      <style:text-properties fo:font-weight="bold" officeooo:rsid="016fd2a6" officeooo:paragraph-rsid="016fd2a6" style:font-weight-asian="bold" style:font-weight-complex="bold"/>
    </style:style>
    <style:style style:name="P21" style:family="paragraph" style:parent-style-name="Text_20_body" style:list-style-name="L28">
      <style:text-properties fo:font-weight="bold" officeooo:rsid="017117f6" officeooo:paragraph-rsid="017117f6" style:font-weight-asian="bold" style:font-weight-complex="bold"/>
    </style:style>
    <style:style style:name="P22" style:family="paragraph" style:parent-style-name="Text_20_body">
      <style:text-properties fo:font-weight="bold" officeooo:rsid="017117f6" officeooo:paragraph-rsid="017117f6" style:font-weight-asian="bold" style:font-weight-complex="bold"/>
    </style:style>
    <style:style style:name="P23" style:family="paragraph" style:parent-style-name="Text_20_body">
      <style:text-properties fo:font-weight="bold" officeooo:rsid="0174b2c2" officeooo:paragraph-rsid="0174b2c2" style:font-weight-asian="bold" style:font-weight-complex="bold"/>
    </style:style>
    <style:style style:name="P24" style:family="paragraph" style:parent-style-name="Text_20_body">
      <style:text-properties fo:font-weight="bold" officeooo:rsid="0177e86c" officeooo:paragraph-rsid="0177e86c" style:font-weight-asian="bold" style:font-weight-complex="bold"/>
    </style:style>
    <style:style style:name="P25" style:family="paragraph" style:parent-style-name="Text_20_body">
      <style:text-properties officeooo:rsid="0165ca91" officeooo:paragraph-rsid="0165ca91"/>
    </style:style>
    <style:style style:name="P26" style:family="paragraph" style:parent-style-name="Text_20_body">
      <style:text-properties officeooo:paragraph-rsid="01681d1e"/>
    </style:style>
    <style:style style:name="P27" style:family="paragraph" style:parent-style-name="Text_20_body">
      <style:text-properties officeooo:rsid="0168878e" officeooo:paragraph-rsid="0168878e"/>
    </style:style>
    <style:style style:name="P28" style:family="paragraph" style:parent-style-name="Text_20_body">
      <style:text-properties officeooo:rsid="014b77c9"/>
    </style:style>
    <style:style style:name="P29" style:family="paragraph" style:parent-style-name="Heading_20_2">
      <style:text-properties officeooo:paragraph-rsid="01681d1e"/>
    </style:style>
    <style:style style:name="P30" style:family="paragraph" style:parent-style-name="Heading_20_2" style:list-style-name="">
      <style:paragraph-properties fo:text-align="start" style:justify-single-word="false">
        <style:tab-stops/>
      </style:paragraph-properties>
      <style:text-properties officeooo:paragraph-rsid="01681d1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1781980"/>
    </style:style>
    <style:style style:name="P33" style:family="paragraph" style:parent-style-name="Title" style:master-page-name="First_20_Page">
      <style:paragraph-properties style:page-number="auto"/>
      <style:text-properties fo:language="ca" fo:country="ES" officeooo:rsid="000eebe6" officeooo:paragraph-rsid="000eebe6" style:font-weight-complex="600"/>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1681d1e" style:font-style-asian="normal" style:font-style-complex="normal"/>
    </style:style>
    <style:style style:name="T3" style:family="text">
      <style:text-properties fo:font-style="normal" officeooo:rsid="0168878e" style:font-style-asian="normal" style:font-style-complex="normal"/>
    </style:style>
    <style:style style:name="T4" style:family="text">
      <style:text-properties fo:font-style="normal" officeooo:rsid="016c78e2" style:font-style-asian="normal" style:font-style-complex="normal"/>
    </style:style>
    <style:style style:name="T5" style:family="text">
      <style:text-properties fo:font-style="normal" officeooo:rsid="016dbb79"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167b9cd" style:font-style-asian="normal" style:font-weight-asian="normal" style:font-style-complex="normal" style:font-weight-complex="normal"/>
    </style:style>
    <style:style style:name="T8" style:family="text">
      <style:text-properties fo:font-style="normal" fo:font-weight="normal" officeooo:rsid="0169928d" style:font-style-asian="normal" style:font-weight-asian="normal" style:font-style-complex="normal" style:font-weight-complex="normal"/>
    </style:style>
    <style:style style:name="T9" style:family="text">
      <style:text-properties fo:font-style="normal" fo:font-weight="normal" officeooo:rsid="016b8575" style:font-style-asian="normal" style:font-weight-asian="normal" style:font-style-complex="normal" style:font-weight-complex="normal"/>
    </style:style>
    <style:style style:name="T10" style:family="text">
      <style:text-properties fo:font-style="normal" fo:font-weight="normal" officeooo:rsid="016c78e2" style:font-style-asian="normal" style:font-weight-asian="normal" style:font-style-complex="normal" style:font-weight-complex="normal"/>
    </style:style>
    <style:style style:name="T11" style:family="text">
      <style:text-properties fo:font-style="normal" fo:font-weight="normal" officeooo:rsid="016dbb79" style:font-style-asian="normal" style:font-weight-asian="normal" style:font-style-complex="normal" style:font-weight-complex="normal"/>
    </style:style>
    <style:style style:name="T12" style:family="text">
      <style:text-properties fo:font-style="normal" fo:font-weight="normal" officeooo:rsid="01707790" style:font-style-asian="normal" style:font-weight-asian="normal" style:font-style-complex="normal" style:font-weight-complex="normal"/>
    </style:style>
    <style:style style:name="T13" style:family="text">
      <style:text-properties fo:font-style="normal" fo:font-weight="normal" officeooo:rsid="016fd2a6" style:font-style-asian="normal" style:font-weight-asian="normal" style:font-style-complex="normal" style:font-weight-complex="normal"/>
    </style:style>
    <style:style style:name="T14" style:family="text">
      <style:text-properties fo:font-style="normal" fo:font-weight="normal" officeooo:rsid="0172b348" style:font-style-asian="normal" style:font-weight-asian="normal" style:font-style-complex="normal" style:font-weight-complex="normal"/>
    </style:style>
    <style:style style:name="T15" style:family="text">
      <style:text-properties fo:font-style="normal" fo:font-weight="normal" officeooo:rsid="0177e86c" style:font-style-asian="normal" style:font-weight-asian="normal" style:font-style-complex="normal" style:font-weight-complex="normal"/>
    </style:style>
    <style:style style:name="T16" style:family="text">
      <style:text-properties officeooo:rsid="002b0bc4"/>
    </style:style>
    <style:style style:name="T17" style:family="text">
      <style:text-properties officeooo:rsid="01097cd7"/>
    </style:style>
    <style:style style:name="T18" style:family="text">
      <style:text-properties officeooo:rsid="010a7c90"/>
    </style:style>
    <style:style style:name="T19" style:family="text">
      <style:text-properties fo:font-size="16pt" officeooo:rsid="00599044" style:font-size-asian="14pt" style:font-size-complex="16pt"/>
    </style:style>
    <style:style style:name="T20" style:family="text">
      <style:text-properties fo:font-size="16pt" officeooo:rsid="01781980" style:font-size-asian="14pt" style:font-size-complex="16pt"/>
    </style:style>
    <style:style style:name="T21" style:family="text">
      <style:text-properties fo:language="es" fo:country="ES" fo:font-weight="normal" style:font-weight-asian="normal" style:font-weight-complex="normal"/>
    </style:style>
    <style:style style:name="T22" style:family="text">
      <style:text-properties fo:font-size="18pt" fo:language="es" fo:country="ES" officeooo:rsid="00599044" style:font-size-asian="15.75pt" style:font-size-complex="18pt"/>
    </style:style>
    <style:style style:name="T23" style:family="text">
      <style:text-properties fo:font-size="18pt" fo:language="es" fo:country="ES" officeooo:rsid="010f2254" style:font-size-asian="15.75pt" style:font-size-complex="18pt"/>
    </style:style>
    <style:style style:name="T24" style:family="text">
      <style:text-properties fo:font-size="18pt" fo:language="es" fo:country="ES" officeooo:rsid="01681d1e" style:font-size-asian="15.75pt" style:font-size-complex="18pt"/>
    </style:style>
    <style:style style:name="T25" style:family="text">
      <style:text-properties fo:font-size="18pt" fo:language="es" fo:country="ES" officeooo:rsid="01781980" style:font-size-asian="15.75pt" style:font-size-complex="18pt"/>
    </style:style>
    <style:style style:name="T26" style:family="text">
      <style:text-properties fo:font-style="italic" style:font-style-asian="italic" style:font-style-complex="italic"/>
    </style:style>
    <style:style style:name="T27" style:family="text">
      <style:text-properties fo:font-style="italic" officeooo:rsid="0168878e" style:font-style-asian="italic" style:font-style-complex="italic"/>
    </style:style>
    <style:style style:name="T28" style:family="text">
      <style:text-properties fo:font-style="italic" officeooo:rsid="0172b348"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169928d" style:font-style-asian="italic" style:font-weight-asian="normal" style:font-style-complex="italic" style:font-weight-complex="normal"/>
    </style:style>
    <style:style style:name="T31" style:family="text">
      <style:text-properties fo:font-style="italic" fo:font-weight="normal" officeooo:rsid="016b8575" style:font-style-asian="italic" style:font-weight-asian="normal" style:font-style-complex="italic" style:font-weight-complex="normal"/>
    </style:style>
    <style:style style:name="T32" style:family="text">
      <style:text-properties fo:font-style="italic" fo:font-weight="normal" officeooo:rsid="016c78e2" style:font-style-asian="italic" style:font-weight-asian="normal" style:font-style-complex="italic" style:font-weight-complex="normal"/>
    </style:style>
    <style:style style:name="T33" style:family="text">
      <style:text-properties fo:font-style="italic" fo:font-weight="normal" officeooo:rsid="0172b348" style:font-style-asian="italic" style:font-weight-asian="normal" style:font-style-complex="italic" style:font-weight-complex="normal"/>
    </style:style>
    <style:style style:name="T34" style:family="text">
      <style:text-properties fo:font-style="italic" fo:font-weight="normal" officeooo:rsid="0177e86c" style:font-style-asian="italic" style:font-weight-asian="normal" style:font-style-complex="italic" style:font-weight-complex="normal"/>
    </style:style>
    <style:style style:name="T35" style:family="text">
      <style:text-properties officeooo:rsid="01645ad3"/>
    </style:style>
    <style:style style:name="T36" style:family="text">
      <style:text-properties officeooo:rsid="01681d1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5"/>
      <text:p text:style-name="P5"/>
      <text:p text:style-name="P5"/>
      <text:p text:style-name="P6"/>
      <text:p text:style-name="P7">INTELIGENCIA ARTIFICIAL</text:p>
      <text:p text:style-name="P8"><text:span text:style-name="T16">PRÁCTICA</text:span> <text:span text:style-name="T35">3</text:span>: <text:span text:style-name="T35">PLANIFICACIÓN</text:span></text:p>
      <text:p text:style-name="P3"/>
      <text:p text:style-name="P9">Arnau Beramendi Higueras</text:p>
      <text:p text:style-name="P9">Adrià Espejo Cubero</text:p>
      <text:p text:style-name="P9">Andreu Esteras Casasola</text:p>
      <text:p text:style-name="P10"/>
      <text:p text:style-name="P9"><text:span text:style-name="T35">29</text:span>/1<text:span text:style-name="T17">2</text:span>/2018</text:p>
      <text:p text:style-name="P9">2018/2019 Q1</text:p>
      <text:p text:style-name="P2"/>
      <text:p text:style-name="P2"/>
      <text:p text:style-name="P2"/>
      <text:p text:style-name="P2"/>
      <text:p text:style-name="P2"/>
      <text:p text:style-name="P2"/>
      <text:p text:style-name="P2"/>
      <text:p text:style-name="P2"/>
      <text:p text:style-name="P2"><text:soft-page-break/></text:p>
      <text:p text:style-name="P2"/>
      <text:p text:style-name="P4"/>
      <text:table-of-content text:style-name="Sect1"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34"><text:a xlink:type="simple" xlink:href="#__RefHeading___Toc108_1032582856" text:style-name="Index_20_Link" text:visited-style-name="Index_20_Link">1. Introducción<text:tab/>3</text:a></text:p>
          <text:p text:style-name="P34"><text:a xlink:type="simple" xlink:href="#__RefHeading___Toc883_2636431614" text:style-name="Index_20_Link" text:visited-style-name="Index_20_Link">2. Descripción del problema<text:tab/>4</text:a></text:p>
          <text:p text:style-name="P34"><text:a xlink:type="simple" xlink:href="#__RefHeading___Toc9054_1933081561" text:style-name="Index_20_Link" text:visited-style-name="Index_20_Link">3. Dominio<text:tab/>6</text:a></text:p>
          <text:p text:style-name="P35"><text:a xlink:type="simple" xlink:href="#__RefHeading___Toc885_2636431614" text:style-name="Index_20_Link" text:visited-style-name="Index_20_Link">3.1. Nivel Básico<text:tab/>6</text:a></text:p>
        </text:index-body>
      </text:table-of-content>
      <text:h text:style-name="P31" text:outline-level="1"><text:bookmark-start text:name="__DdeLink__2061_3247984194"/><text:bookmark-start text:name="__RefHeading___Toc108_1032582856"/>1. <text:bookmark-end text:name="__DdeLink__2061_3247984194"/><text:span text:style-name="T18">Introducción</text:span><text:bookmark-end text:name="__RefHeading___Toc108_1032582856"/></text:h>
      <text:p text:style-name="P25"><text:span text:style-name="T1">En esta última práctica se nos plantea un problema a ser resuelto mediante agentes Planificadores con FastForward. Este planificador permite ejecutar planes definidos con el lenguaje PDDL.</text:span></text:p>
      <text:p text:style-name="P25"><text:span text:style-name="T1">Para ser capaces de resolver un problema con PDDL, hay que dividir </text:span><text:span text:style-name="T5">é</text:span><text:span text:style-name="T1">ste en dos partes:</text:span></text:p>
      <text:list xml:id="list3104961273" text:style-name="L26">
        <text:list-item>
          <text:p text:style-name="P11"><text:span text:style-name="T1">Definición del dominio: </text:span><text:span text:style-name="T6">En esta primera etapa es necesario indicar los elementos presentes en el dominio del problema, es decir, indicar los predicados, tipos, operadores… que se vayan a requerir. En otras palabras, aquí definiremos las </text:span><text:span text:style-name="T7">posibles acciones que podrá realizar el planificador en un entorno concreto.</text:span></text:p>
        </text:list-item>
        <text:list-item>
          <text:p text:style-name="P12"><text:span text:style-name="T1">Definición de una instancia del problema: </text:span><text:span text:style-name="T6">En este punto se indica cuál es la situación inicial del problema y qué objetivo queremos alcanzar, además de las constantes y hechos concretos que se usarán en esta instancia.</text:span></text:p>
        </text:list-item>
      </text:list>
      <text:p text:style-name="P13"><text:span text:style-name="T6">Con este método no intentamos encontrar siempre la solución óptima, sino que lo que se pretende es llegar a una solución buena en relación al tiempo y recursos usados. Adicionalmente esta técnica nos permite secuenciar las acciones necesarias para llegar a un objetivo.</text:span></text:p>
      <text:p text:style-name="P13"><text:span text:style-name="T6">Otro punto fuerte de estas técnicas de planificación reside en la subdivisión en Dominio y Problema. Esta división permite estructurar el trabajo y agilizarlo, a la vez que hace posible la resolución de una gran cantidad de problemas distintos sin necesidad de modificar la parte del dominio. El resultado será la obtención de un plan que parte del estado inicial indicado y llega al objetivo definido.</text:span></text:p>
      <text:h text:style-name="P31" text:outline-level="1"><text:bookmark-start text:name="__RefHeading___Toc883_2636431614"/><text:span text:style-name="T22">2. </text:span><text:span text:style-name="T24">Descripción</text:span><text:span text:style-name="T23"> del problema</text:span><text:bookmark-end text:name="__RefHeading___Toc883_2636431614"/></text:h>
      <text:p text:style-name="P26"><text:span text:style-name="T36">El problema planteado en esta práctica consiste en generar planes de reparto de suministros y personal a las distintas bases ubicadas en Marte. Cada base envía distintas solicitudes de una persona o un suministro cada una a un organismo centralizado, el cuál dispone</text:span><text:span text:style-name="T2"> de vehículos </text:span><text:span text:style-name="T27">rover</text:span><text:span text:style-name="T2"> </text:span><text:span text:style-name="T3">(ubicados en una base concreta cada uno) </text:span><text:span text:style-name="T2">capaces de moverse entre las bases </text:span><text:span text:style-name="T3">para satisfacer los pedidos</text:span><text:span text:style-name="T2">. </text:span><text:span text:style-name="T3">Se considera que las peticiones siempre </text:span><text:span text:style-name="T4">solicitarán</text:span><text:span text:style-name="T3"> más recursos de los que se dispone para satisfacerlas.</text:span></text:p>
      <text:p text:style-name="P27"><text:span text:style-name="T1">Una base puede ser de dos tipos distintos:</text:span></text:p>
      <text:list xml:id="list3670874360" text:style-name="L27">
        <text:list-item>
          <text:p text:style-name="P14"><text:span text:style-name="T1">Asentamiento: </text:span><text:span text:style-name="T6">estas bases parten con personal especializado viviendo en ellas, y generalmente, </text:span><text:span text:style-name="T10">no contienen</text:span><text:span text:style-name="T6"> suministros.</text:span></text:p>
        </text:list-item>
        <text:list-item>
          <text:p text:style-name="P14"><text:span text:style-name="T1">Almacenes: </text:span><text:span text:style-name="T6">este tipo de bases sólo contiene</text:span><text:span text:style-name="T10">n</text:span><text:span text:style-name="T6"> de partida suministros, sin personal especializado.</text:span></text:p>
        </text:list-item>
      </text:list>
      <text:p text:style-name="P15"><text:span text:style-name="T6">Cualquiera de las dos bases puede solicitar personal o suministros indistintamente, y a su vez, sirven como punto de recogida de personal y suministros para </text:span><text:span text:style-name="T8">los </text:span><text:span text:style-name="T30">rovers</text:span><text:span text:style-name="T8">, con el fin de que estos los lleven a las bases que hayan solicitado algún pedido. </text:span><text:span text:style-name="T9">Además hay que tener en cuenta que un </text:span><text:span text:style-name="T31">rover</text:span><text:span text:style-name="T9"> sólo puede viajar de una base a otra si existen un camino entre ambas bases.</text:span></text:p>
      <text:p text:style-name="P16"><text:span text:style-name="T8">A </text:span><text:span text:style-name="T6">parte de la información que nos dan las bases, hay otros aspectos a considerar, que serán más o menos importantes en cada una de las extensiones:</text:span></text:p>
      <text:list xml:id="list2017197968" text:style-name="L28">
        <text:list-item>
          <text:p text:style-name="P17"><text:span text:style-name="T1">Capacidad de los </text:span><text:span text:style-name="T26">rovers</text:span><text:span text:style-name="T1">: </text:span><text:span text:style-name="T10">según la extensión del problema en la que trabajemos, los </text:span><text:span text:style-name="T32">rover </text:span><text:span text:style-name="T10">dispondrán de una capacidad u otra para llevar un determinado número de personas o suministros.</text:span></text:p>
        </text:list-item>
        <text:list-item>
          <text:p text:style-name="P18"><text:span text:style-name="T1">Combustible de los </text:span><text:span text:style-name="T26">rovers</text:span><text:span text:style-name="T1">: </text:span><text:span text:style-name="T6">en ciertas extensiones, los </text:span><text:span text:style-name="T29">rovers</text:span><text:span text:style-name="T6"> funcionan con combustible, el cuál se va consumiendo al moverse </text:span><text:span text:style-name="T11">éste </text:span><text:span text:style-name="T6">entre bases.</text:span></text:p>
        </text:list-item>
        <text:list-item>
          <text:p text:style-name="P20"><text:span text:style-name="T1">Número de </text:span><text:span text:style-name="T26">rover</text:span><text:span text:style-name="T28">s</text:span><text:span text:style-name="T1">: </text:span><text:span text:style-name="T6">el número de </text:span><text:span text:style-name="T29">rovers</text:span><text:span text:style-name="T6"> del que se dispone vendrá dado por el problema, y estos se encontrarán siempre ubicados en una base.</text:span></text:p>
        </text:list-item>
        <text:list-item>
          <text:p text:style-name="P21"><text:span text:style-name="T1">Cantidad de recursos disponibles: </text:span><text:span text:style-name="T6">dado que las peticiones solicitan más recursos (</text:span><text:span text:style-name="T13">personal + suministros</text:span><text:span text:style-name="T6">) del que realmente se dispone, hay que tener en cuenta cuando ya no quedan más recursos disponibles para satisfacer restricciones.</text:span></text:p>
        </text:list-item>
      </text:list>
      <text:p text:style-name="P19"><text:span text:style-name="T6">Una vez hemos definido todos estos datos, lo que se nos pide es obtener una planificación del movimiento de los </text:span><text:span text:style-name="T29">rover</text:span><text:span text:style-name="T33">s</text:span><text:span text:style-name="T6"> para cargar en una base los recursos necesarios para satisfacer las peticiones, y para descargar estos recursos en la base dónde se ha realizado la petición. </text:span><text:span text:style-name="T12">Se intentará satisfacer el mayor número posible de peticiones.</text:span></text:p>
      <text:p text:style-name="P22"><text:soft-page-break/><text:span text:style-name="T12">P</text:span><text:span text:style-name="T6">ara el </text:span><text:span text:style-name="T1">Caso Base</text:span><text:span text:style-name="T6"> </text:span><text:span text:style-name="T14">no se nos impone ninguna restricción adicional, ya que se nos dice que los </text:span><text:span text:style-name="T33">rovers </text:span><text:span text:style-name="T14">no tienen capacidad máxima de personal ni de suministros ni consumen combustible, con lo cuál para este primer caso sólo es necesario intentar entregar el mayor número de solicitudes posible.</text:span></text:p>
      <text:p text:style-name="P23"><text:span text:style-name="T14">P</text:span><text:span text:style-name="T6">ara la </text:span><text:span text:style-name="T1">Primera extensión </text:span><text:span text:style-name="T15">tenemos la misma situación que en el caso base, pero con el añadido de que los </text:span><text:span text:style-name="T34">rovers</text:span><text:span text:style-name="T15"> pueden transportar a la vez un máximo de dos personas o una carga de suministros, entendiendo además que no se pueden mezclar personas con suministros.</text:span></text:p>
      <text:p text:style-name="P24"><text:span text:style-name="T6">Para la </text:span><text:span text:style-name="T1">Segunda extensión</text:span><text:span text:style-name="T6"> se añade el uso de combustible por parte de los </text:span><text:span text:style-name="T29">rovers</text:span><text:span text:style-name="T6">. Estos gastan una unidad de combustible al desplazarse a otra ciudad, con lo cuál cada </text:span><text:span text:style-name="T29">rover</text:span><text:span text:style-name="T6"> dispone de un número limitado de movimientos que es capaz de realizar antes de quedarse sin combustible. Además en esta extensión se pide implementar dos versiones, una primera versión básica en la que sólo se añade esta idea del combustible, y una segunda versión que adicionalmente minimice el total de combustible gastado.</text:span></text:p>
      <text:p text:style-name="P24"><text:span text:style-name="T6">Para la </text:span><text:span text:style-name="T1">Tercera extensión</text:span><text:span text:style-name="T6"> se pide añadir prioridad a las peticiones (prioridad 1, 2 o 3), de manera que se busque siempre maximizar el número de peticiones de prioridad alta servidas. Igual que en la extensión anterior, aquí también se nos pide dos versiones. En la primera no se tiene en cuenta el combustible gastado, mientras que en la segunda se busca optimizar una combinación entre prioridades y combustible total.</text:span></text:p>
      <text:h text:style-name="P30" text:outline-level="2"/>
      <text:h text:style-name="P32" text:outline-level="1"><text:bookmark-start text:name="__RefHeading___Toc9054_1933081561"/><text:span text:style-name="T25">3</text:span><text:span text:style-name="T22">. </text:span><text:span text:style-name="T25">Dominio</text:span><text:bookmark-end text:name="__RefHeading___Toc9054_1933081561"/></text:h>
      <text:h text:style-name="P29" text:outline-level="2"><text:bookmark-start text:name="__RefHeading___Toc885_2636431614"/><text:span text:style-name="T20">3</text:span><text:span text:style-name="T19">.1. </text:span><text:span text:style-name="T20">Nivel Básico</text:span><text:bookmark-end text:name="__RefHeading___Toc885_2636431614"/></text:h>
      <text:p text:style-name="P28"><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Unicode" svg:font-family="'Lucida Sans Unicode'"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family="Cambria"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cida Sans Unicode" fo:font-family="'Lucida Sans Unicode'"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508cm" loext:contextual-spacing="false" fo:line-height="115%" fo:text-align="justify" style:justify-single-word="false" fo:text-indent="0.635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page"/>
      <style:text-properties style:font-name="Cambria1" fo:font-family="Cambria"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762cm" fo:margin-right="0cm" fo:margin-top="0.508cm" fo:margin-bottom="0.508cm" loext:contextual-spacing="false" fo:text-indent="-0.762cm"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762cm" fo:margin-right="0cm" fo:margin-top="0.508cm" fo:margin-bottom="0.508cm" loext:contextual-spacing="false" fo:text-align="start" style:justify-single-word="false" fo:text-indent="-0.762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7:01:29.906863024</meta:creation-date>
    <dc:date>2018-12-27T16:42:05.709189519</dc:date>
    <meta:editing-duration>P1DT6H49M40S</meta:editing-duration>
    <meta:editing-cycles>240</meta:editing-cycles>
    <meta:generator>LibreOffice/6.1.3.2$Linux_X86_64 LibreOffice_project/10$Build-2</meta:generator>
    <meta:document-statistic meta:table-count="0" meta:image-count="0" meta:object-count="0" meta:page-count="6" meta:paragraph-count="38" meta:word-count="912" meta:character-count="5558" meta:non-whitespace-character-count="4692"/>
  </office:meta>
</office:document-meta>
</file>